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4.45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97cm" fo:min-width="1.74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457cm" fo:min-width="2.4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8.13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2.54cm" svg:x="12.176cm" svg:y="11.795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905cm" svg:x="7.985cm" svg:y="5.826cm">
          <text:p text:style-name="P1">First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15.478cm" svg:y="5.445cm">
          <text:p text:style-name="P1">Last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191cm" svg:height="2.413cm" svg:x="21.955cm" svg:y="9.255cm">
          <text:p text:style-name="P1">Middle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21.828cm" svg:y="17.637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12.557cm" svg:y="19.923cm">
          <text:p text:style-name="P1">First 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3.286cm" svg:y="13.319cm">
          <text:p text:style-name="P1">Last 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017cm" svg:y1="7.731cm" svg:x2="13.7cm" svg:y2="11.795cm">
          <text:p/>
        </draw:line>
        <draw:line draw:style-name="gr4" draw:text-style-name="P3" draw:layer="layout" svg:x1="17.383cm" svg:y1="7.35cm" svg:x2="15.986cm" svg:y2="11.795cm">
          <text:p/>
        </draw:line>
        <draw:line draw:style-name="gr4" draw:text-style-name="P3" draw:layer="layout" svg:x1="6.461cm" svg:y1="14.081cm" svg:x2="12.273cm" svg:y2="13.096cm">
          <text:p/>
        </draw:line>
        <draw:line draw:style-name="gr4" draw:text-style-name="P3" draw:layer="layout" svg:x1="15.351cm" svg:y1="14.335cm" svg:x2="13.827cm" svg:y2="19.923cm">
          <text:p/>
        </draw:line>
        <draw:line draw:style-name="gr4" draw:text-style-name="P3" draw:layer="layout" svg:x1="17.129cm" svg:y1="14.335cm" svg:x2="22.59cm" svg:y2="17.764cm">
          <text:p/>
        </draw:line>
        <draw:line draw:style-name="gr4" draw:text-style-name="P3" draw:layer="layout" svg:x1="17.129cm" svg:y1="12.303cm" svg:x2="22.941cm" svg:y2="11.318cm">
          <text:p/>
        </draw:line>
        <draw:custom-shape draw:style-name="gr5" draw:text-style-name="P1" draw:layer="layout" svg:width="8.636cm" svg:height="1.27cm" svg:x="11.16cm" svg:y="2.778cm">
          <text:p text:style-name="P1">Admin <text:s/>registr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20:46:29.215982467</meta:creation-date>
    <dc:date>2018-12-16T21:25:05.741316695</dc:date>
    <meta:editing-duration>PT8M3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